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1.6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alssin" table:style-name="ta1">
        <table:shapes>
          <draw:frame draw:z-index="0" draw:style-name="gr1" draw:text-style-name="P1" svg:width="10.6071in" svg:height="7.0484in" svg:x="8.9264in" svg:y="0.2933in">
            <draw:object draw:notify-on-update-of-ranges="valssin.A2:valssin.A95 valssin.B1:valssin.B1 valssin.B2:valssin.B95 valssin.A2:valssin.A95 valssin.C1:valssin.C1 valssin.C2:valssin.C9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087in" svg:height="4.2248in" svg:x="8.3228in" svg:y="8.0626in">
            <draw:object draw:notify-on-update-of-ranges="valssin.A1:valssin.A1 valssin.A2:valssin.A95 valssin.B1:valssin.B1 valssin.B2:valssin.B95 valssin.A1:valssin.A1 valssin.A2:valssin.A95 valssin.C1:valssin.C1 valssin.C2:valssin.C95 valssin.A1:valssin.A1 valssin.A2:valssin.A95 valssin.D1:valssin.D1 valssin.D2:valssin.D9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ULP SINSER</text:p>
          </table:table-cell>
          <table:table-cell office:value-type="string" calcext:value-type="string">
            <text:p>ULP SIN</text:p>
          </table:table-cell>
          <table:table-cell office:value-type="string" calcext:value-type="string">
            <text:p>ULP SIN GRANDFLOAT</text:p>
          </table:table-cell>
          <table:table-cell table:number-columns-repeated="4"/>
        </table:table-row>
        <table:table-row table:style-name="ro1">
          <table:table-cell office:value-type="float" office:value="-3.0761423" calcext:value-type="float">
            <text:p>-3.0761423</text:p>
          </table:table-cell>
          <table:table-cell office:value-type="float" office:value="8202" calcext:value-type="float">
            <text:p>8202</text:p>
          </table:table-cell>
          <table:table-cell office:value-type="float" office:value="4121" calcext:value-type="float">
            <text:p>41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3.0106926" calcext:value-type="float">
            <text:p>-3.0106926</text:p>
          </table:table-cell>
          <table:table-cell office:value-type="float" office:value="4059" calcext:value-type="float">
            <text:p>4059</text:p>
          </table:table-cell>
          <table:table-cell office:value-type="float" office:value="2031" calcext:value-type="float">
            <text:p>20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2.945243" calcext:value-type="float">
            <text:p>-2.945243</text:p>
          </table:table-cell>
          <table:table-cell office:value-type="float" office:value="4031" calcext:value-type="float">
            <text:p>4031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-2.8797932" calcext:value-type="float">
            <text:p>-2.8797932</text:p>
          </table:table-cell>
          <table:table-cell office:value-type="float" office:value="1976" calcext:value-type="float">
            <text:p>1976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8143435" calcext:value-type="float">
            <text:p>-2.8143435</text:p>
          </table:table-cell>
          <table:table-cell office:value-type="float" office:value="1945" calcext:value-type="float">
            <text:p>1945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7488937" calcext:value-type="float">
            <text:p>-2.7488937</text:p>
          </table:table-cell>
          <table:table-cell office:value-type="float" office:value="1891" calcext:value-type="float">
            <text:p>1891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683444" calcext:value-type="float">
            <text:p>-2.683444</text:p>
          </table:table-cell>
          <table:table-cell office:value-type="float" office:value="1843" calcext:value-type="float">
            <text:p>1843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6179943" calcext:value-type="float">
            <text:p>-2.6179943</text:p>
          </table:table-cell>
          <table:table-cell office:value-type="float" office:value="886" calcext:value-type="float">
            <text:p>886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5525446" calcext:value-type="float">
            <text:p>-2.5525446</text:p>
          </table:table-cell>
          <table:table-cell office:value-type="float" office:value="852" calcext:value-type="float">
            <text:p>852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4870949" calcext:value-type="float">
            <text:p>-2.4870949</text:p>
          </table:table-cell>
          <table:table-cell office:value-type="float" office:value="814" calcext:value-type="float">
            <text:p>814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4216452" calcext:value-type="float">
            <text:p>-2.4216452</text:p>
          </table:table-cell>
          <table:table-cell office:value-type="float" office:value="770" calcext:value-type="float">
            <text:p>77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3561954" calcext:value-type="float">
            <text:p>-2.3561954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2907457" calcext:value-type="float">
            <text:p>-2.2907457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225296" calcext:value-type="float">
            <text:p>-2.225296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1598463" calcext:value-type="float">
            <text:p>-2.159846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2.0943966" calcext:value-type="float">
            <text:p>-2.0943966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2.0289469" calcext:value-type="float">
            <text:p>-2.028946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963497" calcext:value-type="float">
            <text:p>-1.963497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8980472" calcext:value-type="float">
            <text:p>-1.8980472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8325974" calcext:value-type="float">
            <text:p>-1.83259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7671475" calcext:value-type="float">
            <text:p>-1.76714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7016977" calcext:value-type="float">
            <text:p>-1.701697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6362479" calcext:value-type="float">
            <text:p>-1.636247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570798" calcext:value-type="float">
            <text:p>-1.5707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5053482" calcext:value-type="float">
            <text:p>-1.50534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.4398984" calcext:value-type="float">
            <text:p>-1.43989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744485" calcext:value-type="float">
            <text:p>-1.3744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3089987" calcext:value-type="float">
            <text:p>-1.30899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2435489" calcext:value-type="float">
            <text:p>-1.2435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78099" calcext:value-type="float">
            <text:p>-1.1780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1126492" calcext:value-type="float">
            <text:p>-1.1126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1.0471994" calcext:value-type="float">
            <text:p>-1.047199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0.98174953" calcext:value-type="float">
            <text:p>-0.981749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9162997" calcext:value-type="float">
            <text:p>-0.91629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85084987" calcext:value-type="float">
            <text:p>-0.850849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78540003" calcext:value-type="float">
            <text:p>-0.785400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7199502" calcext:value-type="float">
            <text:p>-0.71995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65450037" calcext:value-type="float">
            <text:p>-0.6545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58905053" calcext:value-type="float">
            <text:p>-0.589050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5236007" calcext:value-type="float">
            <text:p>-0.5236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45815086" calcext:value-type="float">
            <text:p>-0.458150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39270103" calcext:value-type="float">
            <text:p>-0.39270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3272512" calcext:value-type="float">
            <text:p>-0.32725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26180136" calcext:value-type="float">
            <text:p>-0.26180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9635153" calcext:value-type="float">
            <text:p>-0.19635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1309017" calcext:value-type="float">
            <text:p>-0.1309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.06545186" calcext:value-type="float">
            <text:p>-0.065451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-0.000002026558" calcext:value-type="float">
            <text:p>-2.03E-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6544781" calcext:value-type="float">
            <text:p>0.065447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3089764" calcext:value-type="float">
            <text:p>0.13089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9634748" calcext:value-type="float">
            <text:p>0.196347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617973" calcext:value-type="float">
            <text:p>0.2617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2724714" calcext:value-type="float">
            <text:p>0.327247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9269698" calcext:value-type="float">
            <text:p>0.392696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581468" calcext:value-type="float">
            <text:p>0.45814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2359664" calcext:value-type="float">
            <text:p>0.52359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890465" calcext:value-type="float">
            <text:p>0.5890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544963" calcext:value-type="float">
            <text:p>0.65449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1994615" calcext:value-type="float">
            <text:p>0.719946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85396" calcext:value-type="float">
            <text:p>0.785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508458" calcext:value-type="float">
            <text:p>0.8508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1629565" calcext:value-type="float">
            <text:p>0.9162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817455" calcext:value-type="float">
            <text:p>0.981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0471953" calcext:value-type="float">
            <text:p>1.047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1126451" calcext:value-type="float">
            <text:p>1.1126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8095" calcext:value-type="float">
            <text:p>1.1780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435448" calcext:value-type="float">
            <text:p>1.2435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089947" calcext:value-type="float">
            <text:p>1.3089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744445" calcext:value-type="float">
            <text:p>1.3744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398943" calcext:value-type="float">
            <text:p>1.43989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053442" calcext:value-type="float">
            <text:p>1.50534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570794" calcext:value-type="float">
            <text:p>1.5707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6362438" calcext:value-type="float">
            <text:p>1.63624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016937" calcext:value-type="float">
            <text:p>1.701693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671435" calcext:value-type="float">
            <text:p>1.767143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8325933" calcext:value-type="float">
            <text:p>1.83259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8980432" calcext:value-type="float">
            <text:p>1.898043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63493" calcext:value-type="float">
            <text:p>1.963493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289428" calcext:value-type="float">
            <text:p>2.0289428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0943928" calcext:value-type="float">
            <text:p>2.094392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1598425" calcext:value-type="float">
            <text:p>2.15984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252922" calcext:value-type="float">
            <text:p>2.225292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90742" calcext:value-type="float">
            <text:p>2.290742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3561916" calcext:value-type="float">
            <text:p>2.3561916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216413" calcext:value-type="float">
            <text:p>2.4216413</text:p>
          </table:table-cell>
          <table:table-cell office:value-type="float" office:value="771" calcext:value-type="float">
            <text:p>77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487091" calcext:value-type="float">
            <text:p>2.487091</text:p>
          </table:table-cell>
          <table:table-cell office:value-type="float" office:value="814" calcext:value-type="float">
            <text:p>81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5525408" calcext:value-type="float">
            <text:p>2.5525408</text:p>
          </table:table-cell>
          <table:table-cell office:value-type="float" office:value="852" calcext:value-type="float">
            <text:p>85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6179905" calcext:value-type="float">
            <text:p>2.6179905</text:p>
          </table:table-cell>
          <table:table-cell office:value-type="float" office:value="1773" calcext:value-type="float">
            <text:p>1773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6834402" calcext:value-type="float">
            <text:p>2.6834402</text:p>
          </table:table-cell>
          <table:table-cell office:value-type="float" office:value="1844" calcext:value-type="float">
            <text:p>1844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74889" calcext:value-type="float">
            <text:p>2.74889</text:p>
          </table:table-cell>
          <table:table-cell office:value-type="float" office:value="1890" calcext:value-type="float">
            <text:p>1890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8143396" calcext:value-type="float">
            <text:p>2.8143396</text:p>
          </table:table-cell>
          <table:table-cell office:value-type="float" office:value="1945" calcext:value-type="float">
            <text:p>1945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8797894" calcext:value-type="float">
            <text:p>2.8797894</text:p>
          </table:table-cell>
          <table:table-cell office:value-type="float" office:value="1977" calcext:value-type="float">
            <text:p>1977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.945239" calcext:value-type="float">
            <text:p>2.945239</text:p>
          </table:table-cell>
          <table:table-cell office:value-type="float" office:value="4030" calcext:value-type="float">
            <text:p>4030</text:p>
          </table:table-cell>
          <table:table-cell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.0106888" calcext:value-type="float">
            <text:p>3.0106888</text:p>
          </table:table-cell>
          <table:table-cell office:value-type="float" office:value="4060" calcext:value-type="float">
            <text:p>4060</text:p>
          </table:table-cell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.1415927" calcext:value-type="float">
            <text:p>3.1415927</text:p>
          </table:table-cell>
          <table:table-cell table:number-columns-repeated="2"/>
          <table:table-cell office:value-type="string" calcext:value-type="string">
            <text:p>MEME PROB AU VOISINAGE DE PI ON EST PLUS PRECIS QUE JAVA DONC L'ULP EST TRES GRA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6:36:43.57294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1T16:43:37.999378515</dc:date>
    <dc:creator>Nizar Salah</dc:creator>
    <meta:editing-duration>PT31M14S</meta:editing-duration>
    <meta:editing-cycles>4</meta:editing-cycles>
    <meta:generator>LibreOffice/4.3.7.2$Linux_X86_64 LibreOffice_project/430$Build-2</meta:generator>
    <meta:document-statistic meta:table-count="1" meta:cell-count="3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43cm" svg:height="17.904cm" xlink:href=".." xlink:type="simple" chart:class="chart:scatter" chart:style-name="ch1">
        <chart:legend chart:legend-position="end" svg:x="23.588cm" svg:y="8.404cm" style:legend-expansion="high" chart:style-name="ch2"/>
        <chart:plot-area chart:style-name="ch3" table:cell-range-address="valssin.A2:valssin.C95 valssin.B1:valssin.C1" chart:data-source-has-labels="row" svg:x="0.538cm" svg:y="0.358cm" svg:width="22.512cm" svg:height="17.188cm">
          <chartooo:coordinate-region svg:x="0.684cm" svg:y="0.558cm" svg:width="22.272cm" svg:height="16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ssin.B2:valssin.B95" chart:label-cell-address="valssin.B1:valssin.B1" chart:class="chart:scatter">
            <chart:domain table:cell-range-address="valssin.A2:valssin.A95"/>
            <chart:data-point chart:repeated="94"/>
          </chart:series>
          <chart:series chart:style-name="ch7" chart:values-cell-range-address="valssin.C2:valssin.C95" chart:label-cell-address="valssin.C1:valssin.C1" chart:class="chart:scatter">
            <chart:data-point chart:repeated="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SINSER</text:p>
                <draw:g>
                  <svg:desc>valssin.B1:valssin.B1</svg:desc>
                </draw:g>
              </table:table-cell>
              <table:table-cell office:value-type="string">
                <text:p>ULP SIN</text:p>
                <draw:g>
                  <svg:desc>valssin.C1:valss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761423">
                <text:p>-3.0761423</text:p>
                <draw:g>
                  <svg:desc>valssin.A2:valssin.A95</svg:desc>
                </draw:g>
              </table:table-cell>
              <table:table-cell office:value-type="float" office:value="8202">
                <text:p>8202</text:p>
                <draw:g>
                  <svg:desc>valssin.B2:valssin.B95</svg:desc>
                </draw:g>
              </table:table-cell>
              <table:table-cell office:value-type="float" office:value="4121">
                <text:p>4121</text:p>
                <draw:g>
                  <svg:desc>valssin.C2:valssin.C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6">
                <text:p>-3.0106926</text:p>
              </table:table-cell>
              <table:table-cell office:value-type="float" office:value="4059">
                <text:p>405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45243">
                <text:p>-2.945243</text:p>
              </table:table-cell>
              <table:table-cell office:value-type="float" office:value="4031">
                <text:p>403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797932">
                <text:p>-2.8797932</text:p>
              </table:table-cell>
              <table:table-cell office:value-type="float" office:value="1976">
                <text:p>197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143435">
                <text:p>-2.8143435</text:p>
              </table:table-cell>
              <table:table-cell office:value-type="float" office:value="1945">
                <text:p>194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488937">
                <text:p>-2.7488937</text:p>
              </table:table-cell>
              <table:table-cell office:value-type="float" office:value="1891">
                <text:p>189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83444">
                <text:p>-2.683444</text:p>
              </table:table-cell>
              <table:table-cell office:value-type="float" office:value="1843">
                <text:p>184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179943">
                <text:p>-2.6179943</text:p>
              </table:table-cell>
              <table:table-cell office:value-type="float" office:value="886">
                <text:p>88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5525446">
                <text:p>-2.5525446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870949">
                <text:p>-2.4870949</text:p>
              </table:table-cell>
              <table:table-cell office:value-type="float" office:value="814">
                <text:p>81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216452">
                <text:p>-2.4216452</text:p>
              </table:table-cell>
              <table:table-cell office:value-type="float" office:value="770">
                <text:p>77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561954">
                <text:p>-2.3561954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07457">
                <text:p>-2.2907457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25296">
                <text:p>-2.225296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598463">
                <text:p>-2.1598463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943966">
                <text:p>-2.0943966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289469">
                <text:p>-2.0289469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63497">
                <text:p>-1.96349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980472">
                <text:p>-1.8980472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325974">
                <text:p>-1.8325974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671475">
                <text:p>-1.76714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016977">
                <text:p>-1.701697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362479">
                <text:p>-1.636247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0798">
                <text:p>-1.5707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053482">
                <text:p>-1.50534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398984">
                <text:p>-1.4398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744485">
                <text:p>-1.37444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089987">
                <text:p>-1.308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35489">
                <text:p>-1.2435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78099">
                <text:p>-1.1780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126492">
                <text:p>-1.11264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71994">
                <text:p>-1.047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8174953">
                <text:p>-0.981749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2997">
                <text:p>-0.916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5084987">
                <text:p>-0.85084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8540003">
                <text:p>-0.785400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199502">
                <text:p>-0.71995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5450037">
                <text:p>-0.654500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8905053">
                <text:p>-0.589050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36007">
                <text:p>-0.5236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815086">
                <text:p>-0.4581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270103">
                <text:p>-0.39270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72512">
                <text:p>-0.3272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180136">
                <text:p>-0.261801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9635153">
                <text:p>-0.196351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09017">
                <text:p>-0.1309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545186">
                <text:p>-0.065451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2026558">
                <text:p>-0.00000202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544781">
                <text:p>0.0654478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89764">
                <text:p>0.13089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34748">
                <text:p>0.196347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7973">
                <text:p>0.2617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724714">
                <text:p>0.327247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269698">
                <text:p>0.392696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81468">
                <text:p>0.458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359664">
                <text:p>0.523596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90465">
                <text:p>0.58904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44963">
                <text:p>0.654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994615">
                <text:p>0.719946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5396">
                <text:p>0.785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08458">
                <text:p>0.8508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29565">
                <text:p>0.916295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17455">
                <text:p>0.981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1953">
                <text:p>1.047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26451">
                <text:p>1.11264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8095">
                <text:p>1.1780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35448">
                <text:p>1.24354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089947">
                <text:p>1.3089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44445">
                <text:p>1.3744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98943">
                <text:p>1.43989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53442">
                <text:p>1.50534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70794">
                <text:p>1.5707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62438">
                <text:p>1.63624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16937">
                <text:p>1.701693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671435">
                <text:p>1.7671435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25933">
                <text:p>1.83259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80432">
                <text:p>1.898043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3493">
                <text:p>1.963493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89428">
                <text:p>2.0289428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943928">
                <text:p>2.09439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98425">
                <text:p>2.1598425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52922">
                <text:p>2.2252922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90742">
                <text:p>2.290742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61916">
                <text:p>2.3561916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216413">
                <text:p>2.4216413</text:p>
              </table:table-cell>
              <table:table-cell office:value-type="float" office:value="771">
                <text:p>77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7091">
                <text:p>2.487091</text:p>
              </table:table-cell>
              <table:table-cell office:value-type="float" office:value="814">
                <text:p>81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25408">
                <text:p>2.5525408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79905">
                <text:p>2.6179905</text:p>
              </table:table-cell>
              <table:table-cell office:value-type="float" office:value="1773">
                <text:p>177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834402">
                <text:p>2.6834402</text:p>
              </table:table-cell>
              <table:table-cell office:value-type="float" office:value="1844">
                <text:p>184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4889">
                <text:p>2.74889</text:p>
              </table:table-cell>
              <table:table-cell office:value-type="float" office:value="1890">
                <text:p>18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143396">
                <text:p>2.8143396</text:p>
              </table:table-cell>
              <table:table-cell office:value-type="float" office:value="1945">
                <text:p>194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797894">
                <text:p>2.8797894</text:p>
              </table:table-cell>
              <table:table-cell office:value-type="float" office:value="1977">
                <text:p>197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45239">
                <text:p>2.945239</text:p>
              </table:table-cell>
              <table:table-cell office:value-type="float" office:value="4030">
                <text:p>4030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106888">
                <text:p>3.0106888</text:p>
              </table:table-cell>
              <table:table-cell office:value-type="float" office:value="4060">
                <text:p>4060</text:p>
              </table:table-cell>
              <table:table-cell office:value-type="float" office:value="2032">
                <text:p>2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03cm" svg:height="10.732cm" xlink:href=".." xlink:type="simple" chart:class="chart:scatter" chart:style-name="ch1">
        <chart:legend chart:legend-position="end" svg:x="12.781cm" svg:y="4.569cm" style:legend-expansion="high" chart:style-name="ch2"/>
        <chart:plot-area chart:style-name="ch3" table:cell-range-address="valssin.A1:valssin.D95" chart:data-source-has-labels="row" svg:x="0.356cm" svg:y="0.214cm" svg:width="12.069cm" svg:height="10.304cm">
          <chartooo:coordinate-region svg:x="0.502cm" svg:y="0.414cm" svg:width="11.829cm" svg:height="9.4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alssin.B2:valssin.B95" chart:label-cell-address="valssin.B1:valssin.B1" chart:class="chart:scatter">
            <chart:domain table:cell-range-address="valssin.A2:valssin.A95"/>
            <chart:data-point chart:repeated="94"/>
          </chart:series>
          <chart:series chart:style-name="ch7" chart:values-cell-range-address="valssin.C2:valssin.C95" chart:label-cell-address="valssin.C1:valssin.C1" chart:class="chart:scatter">
            <chart:data-point chart:repeated="94"/>
          </chart:series>
          <chart:series chart:style-name="ch8" chart:values-cell-range-address="valssin.D2:valssin.D95" chart:label-cell-address="valssin.D1:valssin.D1" chart:class="chart:scatter"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LP SINSER</text:p>
                <draw:g>
                  <svg:desc>valssin.B1:valssin.B1</svg:desc>
                </draw:g>
              </table:table-cell>
              <table:table-cell office:value-type="string">
                <text:p>ULP SIN</text:p>
                <draw:g>
                  <svg:desc>valssin.C1:valssin.C1</svg:desc>
                </draw:g>
              </table:table-cell>
              <table:table-cell office:value-type="string">
                <text:p>ULP SIN GRANDFLOAT</text:p>
                <draw:g>
                  <svg:desc>valssin.D1:valssi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761423">
                <text:p>-3.0761423</text:p>
                <draw:g>
                  <svg:desc>valssin.A2:valssin.A95</svg:desc>
                </draw:g>
              </table:table-cell>
              <table:table-cell office:value-type="float" office:value="8202">
                <text:p>8202</text:p>
                <draw:g>
                  <svg:desc>valssin.B2:valssin.B95</svg:desc>
                </draw:g>
              </table:table-cell>
              <table:table-cell office:value-type="float" office:value="4121">
                <text:p>4121</text:p>
                <draw:g>
                  <svg:desc>valssin.C2:valssin.C95</svg:desc>
                </draw:g>
              </table:table-cell>
              <table:table-cell office:value-type="float" office:value="4">
                <text:p>4</text:p>
                <draw:g>
                  <svg:desc>valssin.D2:valssin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0106926">
                <text:p>-3.0106926</text:p>
              </table:table-cell>
              <table:table-cell office:value-type="float" office:value="4059">
                <text:p>4059</text:p>
              </table:table-cell>
              <table:table-cell office:value-type="float" office:value="2031">
                <text:p>2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45243">
                <text:p>-2.945243</text:p>
              </table:table-cell>
              <table:table-cell office:value-type="float" office:value="4031">
                <text:p>4031</text:p>
              </table:table-cell>
              <table:table-cell office:value-type="float" office:value="2025">
                <text:p>2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8797932">
                <text:p>-2.8797932</text:p>
              </table:table-cell>
              <table:table-cell office:value-type="float" office:value="1976">
                <text:p>1976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143435">
                <text:p>-2.8143435</text:p>
              </table:table-cell>
              <table:table-cell office:value-type="float" office:value="1945">
                <text:p>1945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7488937">
                <text:p>-2.7488937</text:p>
              </table:table-cell>
              <table:table-cell office:value-type="float" office:value="1891">
                <text:p>1891</text:p>
              </table:table-cell>
              <table:table-cell office:value-type="float" office:value="949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683444">
                <text:p>-2.683444</text:p>
              </table:table-cell>
              <table:table-cell office:value-type="float" office:value="1843">
                <text:p>1843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179943">
                <text:p>-2.6179943</text:p>
              </table:table-cell>
              <table:table-cell office:value-type="float" office:value="886">
                <text:p>88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5525446">
                <text:p>-2.5525446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870949">
                <text:p>-2.4870949</text:p>
              </table:table-cell>
              <table:table-cell office:value-type="float" office:value="814">
                <text:p>814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216452">
                <text:p>-2.4216452</text:p>
              </table:table-cell>
              <table:table-cell office:value-type="float" office:value="770">
                <text:p>770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3561954">
                <text:p>-2.3561954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2907457">
                <text:p>-2.2907457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225296">
                <text:p>-2.225296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1598463">
                <text:p>-2.1598463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943966">
                <text:p>-2.0943966</text:p>
              </table:table-cell>
              <table:table-cell office:value-type="float" office:value="256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0289469">
                <text:p>-2.0289469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63497">
                <text:p>-1.96349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980472">
                <text:p>-1.8980472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325974">
                <text:p>-1.8325974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671475">
                <text:p>-1.767147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016977">
                <text:p>-1.701697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362479">
                <text:p>-1.636247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570798">
                <text:p>-1.5707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5053482">
                <text:p>-1.505348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398984">
                <text:p>-1.4398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744485">
                <text:p>-1.374448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089987">
                <text:p>-1.308998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435489">
                <text:p>-1.2435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78099">
                <text:p>-1.1780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1126492">
                <text:p>-1.11264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71994">
                <text:p>-1.0471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8174953">
                <text:p>-0.981749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162997">
                <text:p>-0.916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5084987">
                <text:p>-0.85084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8540003">
                <text:p>-0.7854000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199502">
                <text:p>-0.71995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5450037">
                <text:p>-0.654500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8905053">
                <text:p>-0.589050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36007">
                <text:p>-0.52360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815086">
                <text:p>-0.45815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270103">
                <text:p>-0.392701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72512">
                <text:p>-0.32725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6180136">
                <text:p>-0.261801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9635153">
                <text:p>-0.196351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309017">
                <text:p>-0.13090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545186">
                <text:p>-0.065451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2026558">
                <text:p>-0.00000202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544781">
                <text:p>0.0654478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89764">
                <text:p>0.130897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634748">
                <text:p>0.196347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17973">
                <text:p>0.2617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724714">
                <text:p>0.327247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269698">
                <text:p>0.392696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81468">
                <text:p>0.458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359664">
                <text:p>0.523596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90465">
                <text:p>0.58904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544963">
                <text:p>0.654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994615">
                <text:p>0.719946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85396">
                <text:p>0.7853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08458">
                <text:p>0.85084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629565">
                <text:p>0.916295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17455">
                <text:p>0.9817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71953">
                <text:p>1.047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126451">
                <text:p>1.11264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78095">
                <text:p>1.17809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35448">
                <text:p>1.243544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089947">
                <text:p>1.30899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44445">
                <text:p>1.3744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98943">
                <text:p>1.43989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053442">
                <text:p>1.505344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70794">
                <text:p>1.5707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62438">
                <text:p>1.6362438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016937">
                <text:p>1.701693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671435">
                <text:p>1.7671435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25933">
                <text:p>1.8325933</text:p>
              </table:table-cell>
              <table:table-cell office:value-type="float" office:value="132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980432">
                <text:p>1.8980432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3493">
                <text:p>1.963493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89428">
                <text:p>2.0289428</text:p>
              </table:table-cell>
              <table:table-cell office:value-type="float" office:value="228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943928">
                <text:p>2.0943928</text:p>
              </table:table-cell>
              <table:table-cell office:value-type="float" office:value="256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98425">
                <text:p>2.1598425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252922">
                <text:p>2.2252922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90742">
                <text:p>2.290742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561916">
                <text:p>2.3561916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216413">
                <text:p>2.4216413</text:p>
              </table:table-cell>
              <table:table-cell office:value-type="float" office:value="771">
                <text:p>771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7091">
                <text:p>2.487091</text:p>
              </table:table-cell>
              <table:table-cell office:value-type="float" office:value="814">
                <text:p>814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25408">
                <text:p>2.5525408</text:p>
              </table:table-cell>
              <table:table-cell office:value-type="float" office:value="852">
                <text:p>852</text:p>
              </table:table-cell>
              <table:table-cell office:value-type="float" office:value="427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79905">
                <text:p>2.6179905</text:p>
              </table:table-cell>
              <table:table-cell office:value-type="float" office:value="1773">
                <text:p>1773</text:p>
              </table:table-cell>
              <table:table-cell office:value-type="float" office:value="889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834402">
                <text:p>2.6834402</text:p>
              </table:table-cell>
              <table:table-cell office:value-type="float" office:value="1844">
                <text:p>1844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4889">
                <text:p>2.74889</text:p>
              </table:table-cell>
              <table:table-cell office:value-type="float" office:value="1890">
                <text:p>1890</text:p>
              </table:table-cell>
              <table:table-cell office:value-type="float" office:value="947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143396">
                <text:p>2.8143396</text:p>
              </table:table-cell>
              <table:table-cell office:value-type="float" office:value="1945">
                <text:p>1945</text:p>
              </table:table-cell>
              <table:table-cell office:value-type="float" office:value="979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797894">
                <text:p>2.8797894</text:p>
              </table:table-cell>
              <table:table-cell office:value-type="float" office:value="1977">
                <text:p>1977</text:p>
              </table:table-cell>
              <table:table-cell office:value-type="float" office:value="989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45239">
                <text:p>2.945239</text:p>
              </table:table-cell>
              <table:table-cell office:value-type="float" office:value="4030">
                <text:p>4030</text:p>
              </table:table-cell>
              <table:table-cell office:value-type="float" office:value="2026">
                <text:p>2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106888">
                <text:p>3.0106888</text:p>
              </table:table-cell>
              <table:table-cell office:value-type="float" office:value="4060">
                <text:p>4060</text:p>
              </table:table-cell>
              <table:table-cell office:value-type="float" office:value="2032">
                <text:p>203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